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6.1cm" fo:min-width="10.93cm"/>
      <style:paragraph-properties style:writing-mode="lr-tb"/>
    </style:style>
    <style:style style:name="gr2" style:family="graphic" style:parent-style-name="standard">
      <style:graphic-properties draw:fill-color="#dde8cb" draw:textarea-horizontal-align="justify" draw:textarea-vertical-align="top" draw:auto-grow-height="false" fo:min-height="3.188cm" fo:min-width="7.701cm"/>
      <style:paragraph-properties style:writing-mode="lr-tb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.097cm" fo:min-width="3.5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dde8cb"/>
      <style:paragraph-properties fo:text-align="center"/>
    </style:style>
    <style:style style:name="P4" style:family="paragraph">
      <loext:graphic-properties draw:fill-color="#b7b3c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6.35cm" svg:x="3.54cm" svg:y="4.492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573cm" svg:height="3.81cm" svg:x="5.127cm" svg:y="6.08cm">
          <text:p text:style-name="P1">J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15cm" svg:height="1.905cm" svg:x="6.715cm" svg:y="7.667cm">
          <text:p text:style-name="P1">Heap mem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4T22:52:34.753010466</meta:creation-date>
    <dc:date>2021-01-24T22:54:41.420024780</dc:date>
    <meta:editing-duration>PT2M7S</meta:editing-duration>
    <meta:editing-cycles>1</meta:editing-cycles>
    <meta:document-statistic meta:object-count="3"/>
    <meta:generator>LibreOffice/7.0.3.1$Linux_X86_64 LibreOffice_project/00$Build-1</meta:generator>
  </office:meta>
</office:document-meta>
</file>